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1507in" fo:margin-top="0in" fo:margin-bottom="0in" table:align="left" style:writing-mode="lr-tb"/>
    </style:style>
    <style:style style:name="Table1.A" style:family="table-column">
      <style:table-column-properties style:column-width="2.4493in"/>
    </style:style>
    <style:style style:name="Table1.B" style:family="table-column">
      <style:table-column-properties style:column-width="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writing-mode="lr-tb"/>
    </style:style>
    <style:style style:name="P1" style:family="paragraph" style:parent-style-name="Standard">
      <style:paragraph-properties fo:margin-top="0in" fo:margin-bottom="0in" loext:contextual-spacing="false"/>
      <style:text-properties officeooo:paragraph-rsid="000a65ad"/>
    </style:style>
    <style:style style:name="P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0a65ad" officeooo:paragraph-rsid="000a65ad" style:font-weight-asian="bold"/>
    </style:style>
    <style:style style:name="P4"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style:style>
    <style:style style:name="P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0a65ad" officeooo:paragraph-rsid="000a65ad"/>
    </style:style>
    <style:style style:name="P6"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style>
    <style:style style:name="P7"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ab-stops/>
      </style:paragraph-properties>
    </style:style>
    <style:style style:name="P8"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style>
    <style:style style:name="P9"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0a65ad" officeooo:paragraph-rsid="000a65ad" style:font-weight-asian="bold" style:font-weight-complex="bold"/>
    </style:style>
    <style:style style:name="P10"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style>
    <style:style style:name="P11" style:family="paragraph" style:parent-style-name="Standard" style:master-page-name="Standard">
      <style:paragraph-properties fo:margin-left="0in" fo:margin-right="0in" fo:margin-top="0in" fo:margin-bottom="0.139in" loext:contextual-spacing="false" fo:line-height="115%" fo:text-align="start" style:justify-single-word="false" fo:orphans="2" fo:widows="2" fo:text-indent="0in" style:auto-text-indent="false" style:page-number="auto" style:vertical-align="auto" style:writing-mode="lr-tb"/>
      <style:text-properties officeooo:paragraph-rsid="000a7bfa"/>
    </style:style>
    <style:style style:name="T1" style:family="text">
      <style:text-properties fo:color="#333333" fo:font-weight="bold" style:font-weight-asian="bold" style:font-weight-complex="bold"/>
    </style:style>
    <style:style style:name="T2" style:family="text">
      <style:text-properties fo:color="#333333" fo:font-weight="bold" style:font-weight-asian="bold"/>
    </style:style>
    <style:style style:name="T3" style:family="text">
      <style:text-properties fo:color="#333333"/>
    </style:style>
    <style:style style:name="T4" style:family="text">
      <style:text-properties officeooo:rsid="000a7bf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Name: Josiah Kowalski <text:tab/><text:tab/><text:tab/> <text:s text:c="26"/>[<text:span text:style-name="T4">Assignment 08.11 ArrayLists II</text:span>]</text:p>
        <text:p text:style-name="P8"><text:span text:style-name="T1">Each assignment has three parts.</text:span></text:p>
        <text:p text:style-name="P1"><text:span text:style-name="T2">Part One:</text:span><text:span text:style-name="T3"> Follow the assignment directions and create an outline of your program (pseudocode)</text:span></text:p>
      </text:section>
      <text:section text:style-name="Sect1" text:name="Section1">
        <text:p text:style-name="P8"><text:span text:style-name="T3">.</text:span><text:span text:style-name="T2">Insert your pseudocode here:</text:span></text:p>
        <text:p text:style-name="P9">/**</text:p>
        <text:p text:style-name="P9"><text:s/>* @purpose: Calculate the CO2 from household waste 8.11</text:p>
        <text:p text:style-name="P9"><text:s/>*</text:p>
        <text:p text:style-name="P9"><text:s/>* @author: Josiah Kowalski</text:p>
        <text:p text:style-name="P9"><text:s/>* @version: 1/6/20</text:p>
        <text:p text:style-name="P9"><text:s/>*/</text:p>
        <text:p text:style-name="P9">import java.util.ArrayList</text:p>
        <text:p text:style-name="P9"/>
        <text:p text:style-name="P9">public class CO2FromWasteTester</text:p>
        <text:p text:style-name="P9"/>
        <text:p text:style-name="P9"><text:s text:c="3"/>public static void main(String[] args)</text:p>
        <text:p text:style-name="P9"><text:s text:c="3"/></text:p>
        <text:p text:style-name="P9"><text:s text:c="7"/>ArrayList&lt;CO2FromWaste&gt; cO2 = new ArrayList&lt;CO2FromWaste&gt;()</text:p>
        <text:p text:style-name="P9"><text:s text:c="7"/>cO2.add(new CO2FromWaste(4, true, true, true, true))</text:p>
        <text:p text:style-name="P9"><text:s text:c="7"/>cO2.add(new CO2FromWaste(1, false, false, false, false))</text:p>
        <text:p text:style-name="P9"><text:s text:c="7"/>cO2.add(new CO2FromWaste(2, true, false, true, false))</text:p>
        <text:p text:style-name="P9"><text:s text:c="7"/>cO2.add(new CO2FromWaste(3, false, false, false, true))</text:p>
        <text:p text:style-name="P9"><text:s text:c="7"/>cO2.add(new CO2FromWaste(5, true, true, true, false))</text:p>
        <text:p text:style-name="P9"><text:s text:c="7"/>cO2.add(new CO2FromWaste(4, false, true, false, true))</text:p>
        <text:p text:style-name="P9"/>
        <text:p text:style-name="P9"><text:s text:c="7"/>for(CO2FromWaste dataRecord : cO2)</text:p>
        <text:p text:style-name="P9"><text:s text:c="7"/></text:p>
        <text:p text:style-name="P9"><text:soft-page-break/><text:s text:c="11"/>dataRecord.calcGrossWasteEmission()</text:p>
        <text:p text:style-name="P9"><text:s text:c="11"/>dataRecord.calcWasteReduction()</text:p>
        <text:p text:style-name="P9"><text:s text:c="11"/>dataRecord.calcNetWasteReduction()</text:p>
        <text:p text:style-name="P9"><text:s text:c="7"/></text:p>
        <text:p text:style-name="P9"/>
        <text:p text:style-name="P9"><text:s text:c="7"/>System.out.println("| <text:s text:c="6"/>| <text:s text:c="7"/>| <text:s text:c="40"/>| <text:s text:c="12"/>Pounds of CO2 <text:s text:c="12"/>|")</text:p>
        <text:p text:style-name="P9"><text:s text:c="7"/>System.out.println("| <text:s text:c="6"/>| <text:s text:c="7"/>| <text:s text:c="6"/>Household Waste Recycled <text:s text:c="9"/>| <text:s text:c="2"/>Total <text:s text:c="3"/>| <text:s text:c="12"/>| <text:s text:c="4"/>Net <text:s text:c="3"/>|")</text:p>
        <text:p text:style-name="P9"><text:s text:c="7"/>System.out.println("| Index | People | <text:s/>Paper <text:s text:c="2"/>| <text:s/>Plastic | <text:s/>Glass <text:s/>| <text:s/>Cans <text:s text:c="2"/>| <text:s/>Emission <text:s/>| <text:s/>Reduction <text:s/>| <text:s/>Emission <text:s/>|")</text:p>
        <text:p text:style-name="P9"><text:s text:c="7"/>System.out.println("|-------|--------|----------|----------|---------|---------|------------|-------------|------------|")</text:p>
        <text:p text:style-name="P9"/>
        <text:p text:style-name="P9"><text:s text:c="7"/>CO2FromWaste dataRecord</text:p>
        <text:p text:style-name="P9"/>
        <text:p text:style-name="P9"><text:s text:c="7"/>for(int index = 0 index &lt; cO2.size() index ++)</text:p>
        <text:p text:style-name="P9"><text:s text:c="7"/></text:p>
        <text:p text:style-name="P9"><text:s text:c="11"/>dataRecord = cO2.get(index)</text:p>
        <text:p text:style-name="P9"><text:s text:c="11"/>System.out.printf("| <text:s text:c="2"/>%1d <text:s text:c="2"/>| <text:s text:c="3"/>%2d <text:s/>| <text:s text:c="2"/>%-5b <text:s/>| <text:s/>%-5b <text:s text:c="2"/>| <text:s/>%-5b <text:s/>| <text:s/>%-5b <text:s/>| <text:s/>%8.2f <text:s/>| <text:s text:c="2"/>%7.2f <text:s text:c="2"/>| <text:s text:c="2"/>%8.2f |%n", index, dataRecord.getNumPeople(), dataRecord.getPaper(), dataRecord.getPlastic(), dataRecord.getGlass(), dataRecord.getCans(), dataRecord.getEmissions(), dataRecord.getReduction(), dataRecord.getNetEmissions())</text:p>
        <text:p text:style-name="P9"><text:s text:c="7"/></text:p>
        <text:p text:style-name="P9"><text:s text:c="3"/></text:p>
        <text:p text:style-name="P9"/>
        <text:p text:style-name="P9"/>
        <text:p text:style-name="P9"/>
        <text:p text:style-name="P9"/>
        <text:p text:style-name="P9"><text:soft-page-break/>/**</text:p>
        <text:p text:style-name="P9"><text:s/>* This class instantiates CO2FromWaste(8.11) objects with 8 private instance variables.</text:p>
        <text:p text:style-name="P9"><text:s/>* It contains three mutator methods to calculate the pounds of CO2: in total emissions,</text:p>
        <text:p text:style-name="P9"><text:s/>* emission reductions, and net emissions. <text:s/>It contains getter methods for each private</text:p>
        <text:p text:style-name="P9"><text:s/>* instance variables. <text:s/>Private instance variables include myNumPeople, myPaper, myPlastic,</text:p>
        <text:p text:style-name="P9"><text:s/>* myGlass, myCans, myEmissions, myReduction, and myNetEmissions.</text:p>
        <text:p text:style-name="P9"><text:s/>*</text:p>
        <text:p text:style-name="P9"><text:s/>* @author: Josiah Kowalski</text:p>
        <text:p text:style-name="P9"><text:s/>* @version: 1/6/20</text:p>
        <text:p text:style-name="P9"><text:s/>*/</text:p>
        <text:p text:style-name="P9">public class CO2FromWaste</text:p>
        <text:p text:style-name="P9"/>
        <text:p text:style-name="P9"><text:s text:c="3"/>private int myNumPeople</text:p>
        <text:p text:style-name="P9"><text:s text:c="3"/>private boolean myPaper, myPlastic, myGlass, myCans</text:p>
        <text:p text:style-name="P9"><text:s text:c="3"/>private double myEmissions, myReduction, myNetEmissions</text:p>
        <text:p text:style-name="P9"/>
        <text:p text:style-name="P9"><text:s text:c="3"/>/**</text:p>
        <text:p text:style-name="P9"><text:s text:c="4"/>* Constructor for objects of type CO2FromWaste</text:p>
        <text:p text:style-name="P9"><text:s text:c="4"/>* @param numPeople number of people in a household</text:p>
        <text:p text:style-name="P9"><text:s text:c="4"/>* @param paper whether or not paper is recycled</text:p>
        <text:p text:style-name="P9"><text:s text:c="4"/>* @param plastic whether or not plastic is recycled</text:p>
        <text:p text:style-name="P9"><text:s text:c="4"/>* @param glass whether or not glass is recycled</text:p>
        <text:p text:style-name="P9"><text:s text:c="4"/>* @param cans whether or not cans are recycled</text:p>
        <text:p text:style-name="P9"><text:s text:c="4"/>*/</text:p>
        <text:p text:style-name="P9"><text:s text:c="3"/>CO2FromWaste(int numPeople, boolean paper, boolean plastic, boolean glass, boolean cans)</text:p>
        <text:p text:style-name="P9"><text:soft-page-break/><text:s text:c="3"/></text:p>
        <text:p text:style-name="P9"><text:s text:c="7"/>myNumPeople = numPeople</text:p>
        <text:p text:style-name="P9"><text:s text:c="7"/>myPaper = paper</text:p>
        <text:p text:style-name="P9"><text:s text:c="7"/>myPlastic = plastic</text:p>
        <text:p text:style-name="P9"><text:s text:c="7"/>myGlass = glass</text:p>
        <text:p text:style-name="P9"><text:s text:c="7"/>myCans = cans</text:p>
        <text:p text:style-name="P9"><text:s text:c="7"/>myEmissions = 0.0</text:p>
        <text:p text:style-name="P9"><text:s text:c="7"/>myReduction = 0.0</text:p>
        <text:p text:style-name="P9"><text:s text:c="7"/>myNetEmissions = 0.0</text:p>
        <text:p text:style-name="P9"><text:s text:c="3"/></text:p>
        <text:p text:style-name="P9"/>
        <text:p text:style-name="P9"><text:tab/>/**</text:p>
        <text:p text:style-name="P9"><text:tab/> * Mutator method to calculate the total emissions, without any recycling (no parameters)</text:p>
        <text:p text:style-name="P9"><text:tab/> */</text:p>
        <text:p text:style-name="P9"><text:tab/>public void calcGrossWasteEmission() </text:p>
        <text:p text:style-name="P9"><text:tab/><text:tab/>myEmissions = 1018 * myNumPeople</text:p>
        <text:p text:style-name="P9"><text:tab/></text:p>
        <text:p text:style-name="P9"/>
        <text:p text:style-name="P9"><text:tab/>/**</text:p>
        <text:p text:style-name="P9"><text:tab/> * Mutator method to calculate the emission reduction from recycling (no parameters)</text:p>
        <text:p text:style-name="P9"><text:tab/> */</text:p>
        <text:p text:style-name="P9"><text:tab/>public void calcWasteReduction() </text:p>
        <text:p text:style-name="P9"><text:tab/><text:tab/>if (myPaper) </text:p>
        <text:p text:style-name="P9"><text:tab/><text:tab/><text:tab/>myReduction += (184.0 * myNumPeople)</text:p>
        <text:p text:style-name="P9"><text:tab/><text:tab/></text:p>
        <text:p text:style-name="P9"><text:soft-page-break/></text:p>
        <text:p text:style-name="P9"><text:tab/><text:tab/>if (myPlastic) </text:p>
        <text:p text:style-name="P9"><text:tab/><text:tab/><text:tab/>myReduction += (25.6 * myNumPeople)</text:p>
        <text:p text:style-name="P9"><text:tab/><text:tab/></text:p>
        <text:p text:style-name="P9"/>
        <text:p text:style-name="P9"><text:tab/><text:tab/>if (myGlass) </text:p>
        <text:p text:style-name="P9"><text:tab/><text:tab/><text:tab/>myReduction += (46.6 * myNumPeople)</text:p>
        <text:p text:style-name="P9"><text:tab/><text:tab/></text:p>
        <text:p text:style-name="P9"/>
        <text:p text:style-name="P9"><text:tab/><text:tab/>if (myCans) </text:p>
        <text:p text:style-name="P9"><text:tab/><text:tab/><text:tab/>myReduction += (165.8 * myNumPeople)</text:p>
        <text:p text:style-name="P9"><text:tab/><text:tab/></text:p>
        <text:p text:style-name="P9"/>
        <text:p text:style-name="P9"><text:tab/></text:p>
        <text:p text:style-name="P9"/>
        <text:p text:style-name="P9"><text:tab/>/**</text:p>
        <text:p text:style-name="P9"><text:tab/> * Mutator method to calculate the net emissions (no parameters)</text:p>
        <text:p text:style-name="P9"><text:tab/> */</text:p>
        <text:p text:style-name="P9"><text:tab/>public void calcNetWasteReduction() </text:p>
        <text:p text:style-name="P9"><text:tab/><text:tab/>myNetEmissions = myEmissions - myReduction</text:p>
        <text:p text:style-name="P9"><text:tab/></text:p>
        <text:p text:style-name="P9"/>
        <text:p text:style-name="P9"><text:tab/>/**</text:p>
        <text:p text:style-name="P9"><text:tab/> * Getter method to return the number of people (no parameters)</text:p>
        <text:p text:style-name="P9"><text:tab/> */</text:p>
        <text:p text:style-name="P9"><text:soft-page-break/><text:tab/>public int getNumPeople() </text:p>
        <text:p text:style-name="P9"><text:tab/><text:tab/>return myNumPeople</text:p>
        <text:p text:style-name="P9"><text:tab/></text:p>
        <text:p text:style-name="P9"/>
        <text:p text:style-name="P9"><text:tab/>/**</text:p>
        <text:p text:style-name="P9"><text:tab/> * Getter method to return paper's recycled status (true or false) (no parameters)</text:p>
        <text:p text:style-name="P9"><text:tab/> */</text:p>
        <text:p text:style-name="P9"><text:tab/>public boolean getPaper() </text:p>
        <text:p text:style-name="P9"><text:tab/><text:tab/>return myPaper</text:p>
        <text:p text:style-name="P9"><text:tab/></text:p>
        <text:p text:style-name="P9"/>
        <text:p text:style-name="P9"><text:tab/>/**</text:p>
        <text:p text:style-name="P9"><text:tab/> * Getter method to return glass's recycled status (true or false) (no parameters)</text:p>
        <text:p text:style-name="P9"><text:tab/> */</text:p>
        <text:p text:style-name="P9"><text:tab/>public boolean getGlass() </text:p>
        <text:p text:style-name="P9"><text:tab/><text:tab/>return myGlass</text:p>
        <text:p text:style-name="P9"><text:tab/></text:p>
        <text:p text:style-name="P9"/>
        <text:p text:style-name="P9"><text:tab/>/**</text:p>
        <text:p text:style-name="P9"><text:tab/> * Getter method to return plastic's recycled status (true or false) (no parameters)</text:p>
        <text:p text:style-name="P9"><text:tab/> */</text:p>
        <text:p text:style-name="P9"><text:tab/>public boolean getPlastic() </text:p>
        <text:p text:style-name="P9"><text:tab/><text:tab/>return myPlastic</text:p>
        <text:p text:style-name="P9"><text:tab/></text:p>
        <text:p text:style-name="P9"/>
        <text:p text:style-name="P9"><text:soft-page-break/><text:tab/>/**</text:p>
        <text:p text:style-name="P9"><text:tab/> * Getter method to return cans' recycled status (true or false) (no parameters)</text:p>
        <text:p text:style-name="P9"><text:tab/> */</text:p>
        <text:p text:style-name="P9"><text:tab/>public boolean getCans() </text:p>
        <text:p text:style-name="P9"><text:tab/><text:tab/>return myCans</text:p>
        <text:p text:style-name="P9"><text:tab/></text:p>
        <text:p text:style-name="P9"/>
        <text:p text:style-name="P9"><text:tab/>/**</text:p>
        <text:p text:style-name="P9"><text:tab/> * Getter method to return the total emissions (no parameters)</text:p>
        <text:p text:style-name="P9"><text:tab/> */</text:p>
        <text:p text:style-name="P9"><text:tab/>public double getEmissions() </text:p>
        <text:p text:style-name="P9"><text:tab/><text:tab/>return myEmissions</text:p>
        <text:p text:style-name="P9"><text:tab/></text:p>
        <text:p text:style-name="P9"/>
        <text:p text:style-name="P9"><text:tab/>/**</text:p>
        <text:p text:style-name="P9"><text:tab/> * Getter method to return the reduction amount (no parameters)</text:p>
        <text:p text:style-name="P9"><text:tab/> */</text:p>
        <text:p text:style-name="P9"><text:tab/>public double getReduction() </text:p>
        <text:p text:style-name="P9"><text:tab/><text:tab/>return myReduction</text:p>
        <text:p text:style-name="P9"><text:tab/></text:p>
        <text:p text:style-name="P9"/>
        <text:p text:style-name="P9"><text:tab/>/**</text:p>
        <text:p text:style-name="P9"><text:tab/> * Getter method to return the net emissions (no parameters)</text:p>
        <text:p text:style-name="P9"><text:tab/> */</text:p>
        <text:p text:style-name="P9"><text:tab/>public double getNetEmissions() </text:p>
        <text:p text:style-name="P9"><text:soft-page-break/><text:tab/><text:tab/>return myNetEmissions</text:p>
        <text:p text:style-name="P9"><text:s text:c="3"/></text:p>
        <text:p text:style-name="P9"/>
        <text:p text:style-name="P9"/>
        <text:p text:style-name="P1"><text:span text:style-name="T2">Part Two:</text:span><text:span text:style-name="T3"> Code the program. Use the IDE to code and test your program</text:span></text:p>
      </text:section>
      <text:section text:style-name="Sect1" text:name="Section2">
        <text:p text:style-name="P2"><text:span text:style-name="T3">.</text:span></text:p>
        <text:p text:style-name="P2"><text:span text:style-name="T2">Example of expected output: </text:span><text:span text:style-name="T3">The </text:span>output for your program should resemble the screen shot at the end of the assignment description. Your specific results will vary depending on the choices you make about the design and the input provided.</text:p>
        <text:p text:style-name="P10"/>
        <text:p text:style-name="P8"><text:span text:style-name="T2">Insert a copy of your code from the IDE here:</text:span></text:p>
        <text:p text:style-name="P3">/**</text:p>
        <text:p text:style-name="P3"><text:s/>* @purpose: Calculate the CO2 from household waste 8.11</text:p>
        <text:p text:style-name="P3"><text:s/>*</text:p>
        <text:p text:style-name="P3"><text:s/>* @author: Josiah Kowalski</text:p>
        <text:p text:style-name="P3"><text:s/>* @version: 1/6/20</text:p>
        <text:p text:style-name="P3"><text:s/>*/</text:p>
        <text:p text:style-name="P3">import java.util.ArrayList;</text:p>
        <text:p text:style-name="P3"/>
        <text:p text:style-name="P3">public class CO2FromWasteTester</text:p>
        <text:p text:style-name="P3">{</text:p>
        <text:p text:style-name="P3"><text:s text:c="3"/>public static void main(String[] args)</text:p>
        <text:p text:style-name="P3"><text:s text:c="3"/>{</text:p>
        <text:p text:style-name="P3"><text:s text:c="7"/>ArrayList&lt;CO2FromWaste&gt; cO2 = new ArrayList&lt;CO2FromWaste&gt;();</text:p>
        <text:p text:style-name="P3"><text:s text:c="7"/>cO2.add(new CO2FromWaste(4, true, true, true, true));</text:p>
        <text:p text:style-name="P3"><text:s text:c="7"/>cO2.add(new CO2FromWaste(1, false, false, false, false));</text:p>
        <text:p text:style-name="P3"><text:s text:c="7"/>cO2.add(new CO2FromWaste(2, true, false, true, false));</text:p>
        <text:p text:style-name="P3"><text:s text:c="7"/>cO2.add(new CO2FromWaste(3, false, false, false, true));</text:p>
        <text:p text:style-name="P3"><text:s text:c="7"/>cO2.add(new CO2FromWaste(5, true, true, true, false));</text:p>
        <text:p text:style-name="P3"><text:s text:c="7"/>cO2.add(new CO2FromWaste(4, false, true, false, true));</text:p>
        <text:p text:style-name="P3"/>
        <text:p text:style-name="P3"><text:s text:c="7"/>for(CO2FromWaste dataRecord : cO2)</text:p>
        <text:p text:style-name="P3"><text:s text:c="7"/>{</text:p>
        <text:p text:style-name="P3"><text:s text:c="11"/>dataRecord.calcGrossWasteEmission();</text:p>
        <text:p text:style-name="P3"><text:soft-page-break/><text:s text:c="11"/>dataRecord.calcWasteReduction();</text:p>
        <text:p text:style-name="P3"><text:s text:c="11"/>dataRecord.calcNetWasteReduction();</text:p>
        <text:p text:style-name="P3"><text:s text:c="7"/>}</text:p>
        <text:p text:style-name="P3"/>
        <text:p text:style-name="P3"><text:s text:c="7"/>System.out.println("| <text:s text:c="6"/>| <text:s text:c="7"/>| <text:s text:c="40"/>| <text:s text:c="12"/>Pounds of CO2 <text:s text:c="12"/>|");</text:p>
        <text:p text:style-name="P3"><text:s text:c="7"/>System.out.println("| <text:s text:c="6"/>| <text:s text:c="7"/>| <text:s text:c="6"/>Household Waste Recycled <text:s text:c="9"/>| <text:s text:c="2"/>Total <text:s text:c="3"/>| <text:s text:c="12"/>| <text:s text:c="4"/>Net <text:s text:c="3"/>|");</text:p>
        <text:p text:style-name="P3"><text:s text:c="7"/>System.out.println("| Index | People | <text:s/>Paper <text:s text:c="2"/>| <text:s/>Plastic | <text:s/>Glass <text:s/>| <text:s/>Cans <text:s text:c="2"/>| <text:s/>Emission <text:s/>| <text:s/>Reduction <text:s/>| <text:s/>Emission <text:s/>|");</text:p>
        <text:p text:style-name="P3"><text:s text:c="7"/>System.out.println("|-------|--------|----------|----------|---------|---------|------------|-------------|------------|");</text:p>
        <text:p text:style-name="P3"/>
        <text:p text:style-name="P3"><text:s text:c="7"/>CO2FromWaste dataRecord;</text:p>
        <text:p text:style-name="P3"/>
        <text:p text:style-name="P3"><text:s text:c="7"/>for(int index = 0; index &lt; cO2.size(); index ++)</text:p>
        <text:p text:style-name="P3"><text:s text:c="7"/>{</text:p>
        <text:p text:style-name="P3"><text:s text:c="11"/>dataRecord = cO2.get(index);</text:p>
        <text:p text:style-name="P3"><text:s text:c="11"/>System.out.printf("| <text:s text:c="2"/>%1d <text:s text:c="2"/>| <text:s text:c="3"/>%2d <text:s/>| <text:s text:c="2"/>%-5b <text:s/>| <text:s/>%-5b <text:s text:c="2"/>| <text:s/>%-5b <text:s/>| <text:s/>%-5b <text:s/>| <text:s/>%8.2f <text:s/>| <text:s text:c="2"/>%7.2f <text:s text:c="2"/>| <text:s text:c="2"/>%8.2f |%n", index, dataRecord.getNumPeople(), dataRecord.getPaper(), dataRecord.getPlastic(), dataRecord.getGlass(), dataRecord.getCans(), dataRecord.getEmissions(), dataRecord.getReduction(), dataRecord.getNetEmissions());</text:p>
        <text:p text:style-name="P3"><text:s text:c="7"/>}</text:p>
        <text:p text:style-name="P3"><text:s text:c="3"/>}</text:p>
        <text:p text:style-name="P3">}</text:p>
        <text:p text:style-name="P3"/>
        <text:p text:style-name="P3"/>
        <text:p text:style-name="P3">/**</text:p>
        <text:p text:style-name="P3"><text:s/>* This class instantiates CO2FromWaste(8.11) objects with 8 private instance variables.</text:p>
        <text:p text:style-name="P3"><text:s/>* It contains three mutator methods to calculate the pounds of CO2: in total emissions,</text:p>
        <text:p text:style-name="P3"><text:s/>* emission reductions, and net emissions. <text:s/>It contains getter methods for each private</text:p>
        <text:p text:style-name="P3"><text:s/>* instance variables. <text:s/>Private instance variables include myNumPeople, myPaper, myPlastic,</text:p>
        <text:p text:style-name="P3"><text:s/>* myGlass, myCans, myEmissions, myReduction, and myNetEmissions.</text:p>
        <text:p text:style-name="P3"><text:s/>*</text:p>
        <text:p text:style-name="P3"><text:s/>* @author: Josiah Kowalski</text:p>
        <text:p text:style-name="P3"><text:s/>* @version: 1/6/20</text:p>
        <text:p text:style-name="P3"><text:s/>*/</text:p>
        <text:p text:style-name="P3"><text:soft-page-break/>public class CO2FromWaste</text:p>
        <text:p text:style-name="P3">{</text:p>
        <text:p text:style-name="P3"><text:s text:c="3"/>private int myNumPeople;</text:p>
        <text:p text:style-name="P3"><text:s text:c="3"/>private boolean myPaper, myPlastic, myGlass, myCans;</text:p>
        <text:p text:style-name="P3"><text:s text:c="3"/>private double myEmissions, myReduction, myNetEmissions;</text:p>
        <text:p text:style-name="P3"/>
        <text:p text:style-name="P3"><text:s text:c="3"/>/**</text:p>
        <text:p text:style-name="P3"><text:s text:c="4"/>* Constructor for objects of type CO2FromWaste</text:p>
        <text:p text:style-name="P3"><text:s text:c="4"/>* @param numPeople number of people in a household</text:p>
        <text:p text:style-name="P3"><text:s text:c="4"/>* @param paper whether or not paper is recycled</text:p>
        <text:p text:style-name="P3"><text:s text:c="4"/>* @param plastic whether or not plastic is recycled</text:p>
        <text:p text:style-name="P3"><text:s text:c="4"/>* @param glass whether or not glass is recycled</text:p>
        <text:p text:style-name="P3"><text:s text:c="4"/>* @param cans whether or not cans are recycled</text:p>
        <text:p text:style-name="P3"><text:s text:c="4"/>*/</text:p>
        <text:p text:style-name="P3"><text:s text:c="3"/>CO2FromWaste(int numPeople, boolean paper, boolean plastic, boolean glass, boolean cans)</text:p>
        <text:p text:style-name="P3"><text:s text:c="3"/>{</text:p>
        <text:p text:style-name="P3"><text:s text:c="7"/>myNumPeople = numPeople;</text:p>
        <text:p text:style-name="P3"><text:s text:c="7"/>myPaper = paper;</text:p>
        <text:p text:style-name="P3"><text:s text:c="7"/>myPlastic = plastic;</text:p>
        <text:p text:style-name="P3"><text:s text:c="7"/>myGlass = glass;</text:p>
        <text:p text:style-name="P3"><text:s text:c="7"/>myCans = cans;</text:p>
        <text:p text:style-name="P3"><text:s text:c="7"/>myEmissions = 0.0;</text:p>
        <text:p text:style-name="P3"><text:s text:c="7"/>myReduction = 0.0;</text:p>
        <text:p text:style-name="P3"><text:s text:c="7"/>myNetEmissions = 0.0;</text:p>
        <text:p text:style-name="P3"><text:s text:c="3"/>}</text:p>
        <text:p text:style-name="P3"/>
        <text:p text:style-name="P3"><text:tab/>/**</text:p>
        <text:p text:style-name="P3"><text:tab/> * Mutator method to calculate the total emissions, without any recycling (no parameters)</text:p>
        <text:p text:style-name="P3"><text:tab/> */</text:p>
        <text:p text:style-name="P3"><text:tab/>public void calcGrossWasteEmission() {</text:p>
        <text:p text:style-name="P3"><text:tab/><text:tab/>myEmissions = 1018 * myNumPeople;</text:p>
        <text:p text:style-name="P3"><text:tab/>}</text:p>
        <text:p text:style-name="P3"/>
        <text:p text:style-name="P3"><text:tab/>/**</text:p>
        <text:p text:style-name="P3"><text:tab/> * Mutator method to calculate the emission reduction from recycling (no parameters)</text:p>
        <text:p text:style-name="P3"><text:tab/> */</text:p>
        <text:p text:style-name="P3"><text:soft-page-break/><text:tab/>public void calcWasteReduction() {</text:p>
        <text:p text:style-name="P3"><text:tab/><text:tab/>if (myPaper) {</text:p>
        <text:p text:style-name="P3"><text:tab/><text:tab/><text:tab/>myReduction += (184.0 * myNumPeople);</text:p>
        <text:p text:style-name="P3"><text:tab/><text:tab/>}</text:p>
        <text:p text:style-name="P3"/>
        <text:p text:style-name="P3"><text:tab/><text:tab/>if (myPlastic) {</text:p>
        <text:p text:style-name="P3"><text:tab/><text:tab/><text:tab/>myReduction += (25.6 * myNumPeople);</text:p>
        <text:p text:style-name="P3"><text:tab/><text:tab/>}</text:p>
        <text:p text:style-name="P3"/>
        <text:p text:style-name="P3"><text:tab/><text:tab/>if (myGlass) {</text:p>
        <text:p text:style-name="P3"><text:tab/><text:tab/><text:tab/>myReduction += (46.6 * myNumPeople);</text:p>
        <text:p text:style-name="P3"><text:tab/><text:tab/>}</text:p>
        <text:p text:style-name="P3"/>
        <text:p text:style-name="P3"><text:tab/><text:tab/>if (myCans) {</text:p>
        <text:p text:style-name="P3"><text:tab/><text:tab/><text:tab/>myReduction += (165.8 * myNumPeople);</text:p>
        <text:p text:style-name="P3"><text:tab/><text:tab/>}</text:p>
        <text:p text:style-name="P3"/>
        <text:p text:style-name="P3"><text:tab/>}</text:p>
        <text:p text:style-name="P3"/>
        <text:p text:style-name="P3"><text:tab/>/**</text:p>
        <text:p text:style-name="P3"><text:tab/> * Mutator method to calculate the net emissions (no parameters)</text:p>
        <text:p text:style-name="P3"><text:tab/> */</text:p>
        <text:p text:style-name="P3"><text:tab/>public void calcNetWasteReduction() {</text:p>
        <text:p text:style-name="P3"><text:tab/><text:tab/>myNetEmissions = myEmissions - myReduction;</text:p>
        <text:p text:style-name="P3"><text:tab/>}</text:p>
        <text:p text:style-name="P3"/>
        <text:p text:style-name="P3"><text:tab/>/**</text:p>
        <text:p text:style-name="P3"><text:tab/> * Getter method to return the number of people (no parameters)</text:p>
        <text:p text:style-name="P3"><text:tab/> */</text:p>
        <text:p text:style-name="P3"><text:tab/>public int getNumPeople() {</text:p>
        <text:p text:style-name="P3"><text:tab/><text:tab/>return myNumPeople;</text:p>
        <text:p text:style-name="P3"><text:tab/>}</text:p>
        <text:p text:style-name="P3"/>
        <text:p text:style-name="P3"><text:tab/>/**</text:p>
        <text:p text:style-name="P3"><text:tab/> * Getter method to return paper's recycled status (true or false) (no parameters)</text:p>
        <text:p text:style-name="P3"><text:tab/> */</text:p>
        <text:p text:style-name="P3"><text:soft-page-break/><text:tab/>public boolean getPaper() {</text:p>
        <text:p text:style-name="P3"><text:tab/><text:tab/>return myPaper;</text:p>
        <text:p text:style-name="P3"><text:tab/>}</text:p>
        <text:p text:style-name="P3"/>
        <text:p text:style-name="P3"><text:tab/>/**</text:p>
        <text:p text:style-name="P3"><text:tab/> * Getter method to return glass's recycled status (true or false) (no parameters)</text:p>
        <text:p text:style-name="P3"><text:tab/> */</text:p>
        <text:p text:style-name="P3"><text:tab/>public boolean getGlass() {</text:p>
        <text:p text:style-name="P3"><text:tab/><text:tab/>return myGlass;</text:p>
        <text:p text:style-name="P3"><text:tab/>}</text:p>
        <text:p text:style-name="P3"/>
        <text:p text:style-name="P3"><text:tab/>/**</text:p>
        <text:p text:style-name="P3"><text:tab/> * Getter method to return plastic's recycled status (true or false) (no parameters)</text:p>
        <text:p text:style-name="P3"><text:tab/> */</text:p>
        <text:p text:style-name="P3"><text:tab/>public boolean getPlastic() {</text:p>
        <text:p text:style-name="P3"><text:tab/><text:tab/>return myPlastic;</text:p>
        <text:p text:style-name="P3"><text:tab/>}</text:p>
        <text:p text:style-name="P3"/>
        <text:p text:style-name="P3"><text:tab/>/**</text:p>
        <text:p text:style-name="P3"><text:tab/> * Getter method to return cans' recycled status (true or false) (no parameters)</text:p>
        <text:p text:style-name="P3"><text:tab/> */</text:p>
        <text:p text:style-name="P3"><text:tab/>public boolean getCans() {</text:p>
        <text:p text:style-name="P3"><text:tab/><text:tab/>return myCans;</text:p>
        <text:p text:style-name="P3"><text:tab/>}</text:p>
        <text:p text:style-name="P3"/>
        <text:p text:style-name="P3"><text:tab/>/**</text:p>
        <text:p text:style-name="P3"><text:tab/> * Getter method to return the total emissions (no parameters)</text:p>
        <text:p text:style-name="P3"><text:tab/> */</text:p>
        <text:p text:style-name="P3"><text:tab/>public double getEmissions() {</text:p>
        <text:p text:style-name="P3"><text:tab/><text:tab/>return myEmissions;</text:p>
        <text:p text:style-name="P3"><text:tab/>}</text:p>
        <text:p text:style-name="P3"/>
        <text:p text:style-name="P3"><text:tab/>/**</text:p>
        <text:p text:style-name="P3"><text:tab/> * Getter method to return the reduction amount (no parameters)</text:p>
        <text:p text:style-name="P3"><text:tab/> */</text:p>
        <text:p text:style-name="P3"><text:tab/>public double getReduction() {</text:p>
        <text:p text:style-name="P3"><text:soft-page-break/><text:tab/><text:tab/>return myReduction;</text:p>
        <text:p text:style-name="P3"><text:tab/>}</text:p>
        <text:p text:style-name="P3"/>
        <text:p text:style-name="P3"><text:tab/>/**</text:p>
        <text:p text:style-name="P3"><text:tab/> * Getter method to return the net emissions (no parameters)</text:p>
        <text:p text:style-name="P3"><text:tab/> */</text:p>
        <text:p text:style-name="P3"><text:tab/>public double getNetEmissions() {</text:p>
        <text:p text:style-name="P3"><text:tab/><text:tab/>return myNetEmissions;</text:p>
        <text:p text:style-name="P3"><text:s text:c="3"/>}</text:p>
        <text:p text:style-name="P3">}</text:p>
        <text:p text:style-name="P3"/>
        <text:p text:style-name="P6"><text:span text:style-name="T2">Part Three:</text:span><text:span text:style-name="T3"> Complete the Post Mortem Review (PMR). Write thoughtful two to three sentence responses to all the questions in the PMR chart. </text:span></text:p>
        <table:table table:name="Table1" table:style-name="Table1">
          <table:table-column table:style-name="Table1.A"/>
          <table:table-column table:style-name="Table1.B"/>
          <table:table-row table:style-name="Table1.1">
            <table:table-cell table:style-name="Table1.A1" office:value-type="string">
              <text:p text:style-name="P7"><text:span text:style-name="T2">Review Question</text:span></text:p>
            </table:table-cell>
            <table:table-cell table:style-name="Table1.A1" office:value-type="string">
              <text:p text:style-name="P7"><text:span text:style-name="T2">Response</text:span></text:p>
            </table:table-cell>
          </table:table-row>
          <table:table-row table:style-name="Table1.1">
            <table:table-cell table:style-name="Table1.A1" office:value-type="string">
              <text:p text:style-name="P6"><text:span text:style-name="T3">What was the purpose of your program?</text:span></text:p>
              <text:p text:style-name="P4"/>
              <text:p text:style-name="P4"/>
              <text:p text:style-name="P4"/>
            </table:table-cell>
            <table:table-cell table:style-name="Table1.A1" office:value-type="string">
              <text:p text:style-name="P5">The purpose of this program is to estimate the amount of emissions from different families.</text:p>
            </table:table-cell>
          </table:table-row>
          <table:table-row table:style-name="Table1.1">
            <table:table-cell table:style-name="Table1.A1" office:value-type="string">
              <text:p text:style-name="P6"><text:span text:style-name="T3">How could your program be useful in the real world?</text:span></text:p>
              <text:p text:style-name="P4"/>
              <text:p text:style-name="P4"/>
            </table:table-cell>
            <table:table-cell table:style-name="Table1.A1" office:value-type="string">
              <text:p text:style-name="P5">It could be used as an emission calculator.</text:p>
            </table:table-cell>
          </table:table-row>
          <table:table-row table:style-name="Table1.1">
            <table:table-cell table:style-name="Table1.A1" office:value-type="string">
              <text:p text:style-name="P6"><text:span text:style-name="T3">What is a problem you ran into, and how did you fix it?</text:span></text:p>
              <text:p text:style-name="P4"/>
              <text:p text:style-name="P4"/>
            </table:table-cell>
            <table:table-cell table:style-name="Table1.A1" office:value-type="string">
              <text:p text:style-name="P5">I don’t think I ran into any problems with this program since it was pretty short.</text:p>
            </table:table-cell>
          </table:table-row>
          <table:table-row table:style-name="Table1.1">
            <table:table-cell table:style-name="Table1.A1" office:value-type="string">
              <text:p text:style-name="P6"><text:span text:style-name="T3">Describe one thing you would do differently the next time you write a program. </text:span></text:p>
              <text:p text:style-name="P4"/>
              <text:p text:style-name="P4"/>
            </table:table-cell>
            <table:table-cell table:style-name="Table1.A1" office:value-type="string">
              <text:p text:style-name="P5">Next time I write a program I will be able to use ArrayLists.</text:p>
            </table:table-cell>
          </table:table-row>
        </table:table>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font-family-complex="'Times New Roman'" style:font-family-generic-complex="system" style:font-pitch-complex="variable"/>
    </style:style>
    <style:style style:name="lang"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a</meta:initial-creator>
    <meta:creation-date>2016-03-03T19:15:00</meta:creation-date>
    <dc:date>2020-01-06T13:00:10.872309941</dc:date>
    <meta:editing-cycles>9</meta:editing-cycles>
    <meta:editing-duration>PT5M54S</meta:editing-duration>
    <meta:generator>LibreOffice/5.2.7.2$Linux_AARCH64 LibreOffice_project/20m0$Build-2</meta:generator>
    <meta:document-statistic meta:table-count="1" meta:image-count="0" meta:object-count="0" meta:page-count="13" meta:paragraph-count="311" meta:word-count="1410" meta:character-count="10905" meta:non-whitespace-character-count="8538"/>
    <meta:user-defined meta:name="Company">FLVS</meta:user-defined>
    <meta:user-defined meta:name="Operator">JOSIAH KOWALSKI</meta:user-defined>
  </office:meta>
</office:document-meta>
</file>